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6_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deline Hyneman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2 January 1859</text:p>
      <text:p text:style-name="P2">Month<text:tab/><text:tab/><text:tab/><text:tab/><text:tab/><text:tab/>January</text:p>
      <text:p text:style-name="P2">Year<text:tab/><text:tab/><text:tab/><text:tab/><text:tab/><text:tab/>1859</text:p>
      <text:p text:style-name="P2">Hebrew Date<text:tab/><text:tab/><text:tab/><text:tab/><text:tab/></text:p>
      <text:p text:style-name="P2">Undated</text:p>
      <text:p text:style-name="P2">City<text:tab/><text:tab/><text:tab/><text:tab/><text:tab/><text:tab/>Richmond</text:p>
      <text:p text:style-name="P2">State<text:tab/><text:tab/><text:tab/><text:tab/><text:tab/><text:tab/>Virgi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Richmond Jan 12 1859./</text:p>
      <text:p text:style-name="P2">My Dear Mr Morais/</text:p>
      <text:p text:style-name="P2"><text:tab/>As I intended leaving/ here on Sunday last, you doubtless/ thought a letter would not reach/ me but the wet weather and the/ fact of dear Sammie having the/ Whooping Cough has necessarily detained me/ and as missives from my friends are/ so very welcome I do not like to be/ deprived of them, until we can commu-/nicate personally, for to use your own/ expressions, This life is composed of sep-/arations and reunions, and at this/ moment I long to see my Philadelphia/ friends. <text:s/>The Hebrew young mens Literary/ Association have reorganized the Rev/ Mr Jacobs delivered a splendid address/ on the occasion, On the [?]ation of/ the ancients, The subject for debate on/ that day was, which has the widest/ field for eloquence the Pulpit or the Bar/</text:p>
      <text:p text:style-name="P2"/>
      <text:p text:style-name="P2">[Page 2]</text:p>
      <text:p text:style-name="P2">my nephew was in favor of the Pulpit/ [crossed-out: and] spoke well on the subject, and made/ some <text:soft-page-break/>very beautiful and touching remarks/ which drew forth considerable applause/ and seemed to give general satisfaction./</text:p>
      <text:p text:style-name="P2"><text:tab/>I regret[crossed-out: ted] much/ that in my last I forgot to tell you of/ a remedy for Claras frosted feet it is/ Oil Spike, my Jacob used it whilst/ at boarding school, and recommended/ it to many of the students, who were all/ benefitted[sic] by the application, you need/ only rub the parts affected, every night/ on going to bed./</text:p>
      <text:p text:style-name="P2"><text:tab/>I am happy to state that/ since my last [crossed-out: writing] to you I have received/ several letters from Mr Hyneman/ differing much from his former ones./ <text:s/>Perhaps my kind friend I am indebted/ to you for the change, without your/ having committed me, I admit my/ folly in having exposed my husbands/</text:p>
      <text:p text:style-name="P2"/>
      <text:p text:style-name="P2">[Page 3]</text:p>
      <text:p text:style-name="P2">strange notions, but you will be confidented[sic]/ Yours and Mr Hynemans letters were/ received simultaneously the latter amazed/ me so much that I really do not know/ the contents of my last to you, for whilst/ I was writing company came in, and/ in order to send by that mail I was/ obliged to close without reading what/ I had written./</text:p>
      <text:p text:style-name="P2"><text:tab/>You will perhaps have seen/ Levy before receiving this, as he left this/ morning. <text:s/>Mr Hyneman has a situation/ for him, but Levy objects, because the man [crossed-out: he] is a/ German, please advise him as you/ think best./</text:p>
      <text:p text:style-name="P2"><text:span text:style-name="T1"><text:tab/>Sammie is as well as can be/ expected, and the doctor thinks there/ will be no risk travelling[sic] in clear/ weather, it is therefore very probable/ that I will be home by the 25</text:span><text:span text:style-name="T2">th</text:span><text:span text:style-name="T1"> Inst/ I hope however to hear from you before that/ time. <text:s/>Please remember me affectionately/ </text:span></text:p>
      <text:p text:style-name="P2"/>
      <text:p text:style-name="P2">[Page 4]</text:p>
      <text:p text:style-name="P2">to the families of Mrs Finsi Lobo Weil and/ all enquiring[sic] friends. <text:s/>My love to Clara/ kiss both her and Nina for me I often/ fancy I see the latter toddling around/ the chairs &amp;c in her efforts to walk alone/ my relatives and families all desire/ kind regards to you and family./</text:p>
      <text:p text:style-name="P2"><text:tab/>I am as ever/</text:p>
      <text:p text:style-name="P2"><text:tab/>Yours very truly/</text:p>
      <text:p text:style-name="P2"><text:tab/>Adeline Hyneman/</text:p>
      <text:p text:style-name="P2"/>
      <text:p text:style-name="P2">PS Mrs Jacob's presented the Rev with/ his third daughter a few days since/ I am sure you will explain. <text:s/>How/ unfortunate to have so many daughters/ A 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3T11:22:45</meta:creation-date>
    <dc:date>2011-12-12T12:19:59.95</dc:date>
    <dc:language>en-US</dc:language>
    <meta:editing-cycles>3</meta:editing-cycles>
    <meta:editing-duration>PT00H18M08S</meta:editing-duration>
    <meta:document-statistic meta:table-count="0" meta:image-count="0" meta:object-count="0" meta:page-count="3" meta:paragraph-count="78" meta:word-count="702" meta:character-count="4276"/>
    <dc:creator>Penn Libraries</dc:creator>
    <meta:user-defined meta:name="Info 1"/>
    <meta:user-defined meta:name="Info 2"/>
    <meta:user-defined meta:name="Info 3"/>
    <meta:user-defined meta:name="Info 4"/>
  </office:meta>
</office:document-meta>
</file>